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draw:ole-draw-aspect="1"/>
    </style:style>
    <style:style style:name="gr3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3:Sheet1.A3 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3:Sheet1.A3 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1" svg:width="5.9205in" svg:height="2.1122in" svg:x="2.6563in" svg:y="5.1555in">
            <draw:object draw:notify-on-update-of-ranges="Sheet1.A3:Sheet1.A3 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9" calcext:value-type="float">
            <text:p>0.09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7" calcext:value-type="float">
            <text:p>0.07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5" calcext:value-type="float">
            <text:p>1515</text:p>
          </table:table-cell>
          <table:table-cell office:value-type="float" office:value="0.07" calcext:value-type="float">
            <text:p>0.0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0.14" calcext:value-type="float">
            <text:p>0.14</text:p>
          </table:table-cell>
          <table:table-cell office:value-type="float" office:value="3.83" calcext:value-type="float">
            <text:p>3.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office:value-type="float" office:value="0.2" calcext:value-type="float">
            <text:p>0.2</text:p>
          </table:table-cell>
          <table:table-cell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3" calcext:value-type="float">
            <text:p>4373</text:p>
          </table:table-cell>
          <table:table-cell office:value-type="float" office:value="0.28" calcext:value-type="float">
            <text:p>0.28</text:p>
          </table:table-cell>
          <table:table-cell office:value-type="float" office:value="10.03" calcext:value-type="float">
            <text:p>10.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23" calcext:value-type="float">
            <text:p>5623</text:p>
          </table:table-cell>
          <table:table-cell office:value-type="float" office:value="0.34" calcext:value-type="float">
            <text:p>0.34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office:value-type="float" office:value="0.41" calcext:value-type="float">
            <text:p>0.41</text:p>
          </table:table-cell>
          <table:table-cell office:value-type="float" office:value="104.05" calcext:value-type="float">
            <text:p>104.0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.15" calcext:value-type="float">
            <text:p>1.15</text:p>
          </table:table-cell>
          <table:table-cell office:value-type="float" office:value="478.59" calcext:value-type="float">
            <text:p>478.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64" calcext:value-type="float">
            <text:p>10264</text:p>
          </table:table-cell>
          <table:table-cell office:value-type="float" office:value="3.66" calcext:value-type="float">
            <text:p>3.66</text:p>
          </table:table-cell>
          <table:table-cell office:value-type="float" office:value="2257.5" calcext:value-type="float">
            <text:p>2257.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00" calcext:value-type="float">
            <text:p>12100</text:p>
          </table:table-cell>
          <table:table-cell office:value-type="float" office:value="16.16" calcext:value-type="float">
            <text:p>16.16</text:p>
          </table:table-cell>
          <table:table-cell office:value-type="float" office:value="11045.75" calcext:value-type="float">
            <text:p>11045.7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94" calcext:value-type="float">
            <text:p>14094</text:p>
          </table:table-cell>
          <table:table-cell office:value-type="float" office:value="75.58" calcext:value-type="float">
            <text:p>75.58</text:p>
          </table:table-cell>
          <table:table-cell office:value-type="float" office:value="53990.08" calcext:value-type="float">
            <text:p>53990.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8T10:36:56.895845292</dc:date>
    <meta:editing-duration>PT20H30M13S</meta:editing-duration>
    <meta:editing-cycles>12</meta:editing-cycles>
    <meta:document-statistic meta:table-count="1" meta:cell-count="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3:Sheet1.B25" chart:data-source-has-labels="both" svg:x="0.265cm" svg:y="0.104cm" svg:width="12.745cm" svg:height="4.243cm">
          <chart:coordinate-region svg:x="1.257cm" svg:y="0.303cm" svg:width="11.381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3:Sheet1.A25 Sheet1.C3:Sheet1.C25" chart:data-source-has-labels="both" svg:x="0.288cm" svg:y="0.124cm" svg:width="13.829cm" svg:height="5.212cm">
          <chart:coordinate-region svg:x="0.909cm" svg:y="0.323cm" svg:width="13.021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1">
                <text:p>0.1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.58">
                <text:p>75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3:Sheet1.A25 Sheet1.D3:Sheet1.D25" chart:data-source-has-labels="both" svg:x="0.3cm" svg:y="0.107cm" svg:width="14.439cm" svg:height="4.369cm">
          <chart:coordinate-region svg:x="1.477cm" svg:y="0.306cm" svg:width="13.075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13">
                <text:p>1.13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.05">
                <text:p>104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8.59">
                <text:p>478.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57.5">
                <text:p>2257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45.75">
                <text:p>11045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990.08">
                <text:p>53990.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